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t.Part( VariableResolver source , VariableResolver element , VariableResolver nsURI , VariableResolver nsPrefix , VariableResolver strip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ggregateNode.setParts( Part [ ] allParts , Map viewPa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ggregateNode.setViewNodes( Map viewN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Node.invoke( Environment env , InvokeContext contex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AggregateNode.AggregateNode( VariableResolver element , VariableResolver nsURI , VariableResolver ns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